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2cm" fo:margin-right="0cm" fo:text-align="justify" style:justify-single-word="false" fo:text-indent="-2cm" style:auto-text-indent="false" style:page-number="auto"/>
      <style:text-properties officeooo:rsid="0000eb63" officeooo:paragraph-rsid="0000eb63"/>
    </style:style>
    <style:style style:name="P2" style:family="paragraph" style:parent-style-name="Standard">
      <style:paragraph-properties fo:margin-left="2cm" fo:margin-right="0cm" fo:text-align="justify" style:justify-single-word="false" fo:text-indent="-2cm" style:auto-text-indent="false"/>
      <style:text-properties officeooo:rsid="0000eb63" officeooo:paragraph-rsid="0000eb63"/>
    </style:style>
    <style:style style:name="P3" style:family="paragraph" style:parent-style-name="Standard">
      <style:paragraph-properties fo:margin-left="2cm" fo:margin-right="0cm" fo:text-align="justify" style:justify-single-word="false" fo:text-indent="-2cm" style:auto-text-indent="false"/>
      <style:text-properties officeooo:rsid="0026a060" officeooo:paragraph-rsid="0026a060"/>
    </style:style>
    <style:style style:name="P4" style:family="paragraph" style:parent-style-name="Standard">
      <style:paragraph-properties fo:margin-left="0cm" fo:margin-right="0cm" fo:text-align="justify" style:justify-single-word="false" fo:text-indent="0cm" style:auto-text-indent="false"/>
      <style:text-properties officeooo:rsid="0000eb63" officeooo:paragraph-rsid="0000eb63"/>
    </style:style>
    <style:style style:name="P5"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officeooo:rsid="0025d2cf" officeooo:paragraph-rsid="0025d2cf"/>
    </style:style>
    <style:style style:name="P6" style:family="paragraph" style:parent-style-name="Standard" style:master-page-name="">
      <style:paragraph-properties fo:margin-left="0cm" fo:margin-right="0cm" fo:text-align="justify" style:justify-single-word="false" fo:text-indent="0cm" style:auto-text-indent="false" style:page-number="auto">
        <style:tab-stops>
          <style:tab-stop style:position="-1.799cm"/>
        </style:tab-stops>
      </style:paragraph-properties>
      <style:text-properties officeooo:rsid="0025d2cf" officeooo:paragraph-rsid="0025d2cf"/>
    </style:style>
    <style:style style:name="P7" style:family="paragraph" style:parent-style-name="Standard" style:master-page-name="">
      <style:paragraph-properties fo:margin-left="1.499cm" fo:margin-right="0cm" fo:text-align="justify" style:justify-single-word="false" fo:text-indent="-1.499cm" style:auto-text-indent="false" style:page-number="auto">
        <style:tab-stops>
          <style:tab-stop style:position="-1.834cm"/>
        </style:tab-stops>
      </style:paragraph-properties>
      <style:text-properties officeooo:rsid="0000eb63" officeooo:paragraph-rsid="00153c01"/>
    </style:style>
    <style:style style:name="P8" style:family="paragraph" style:parent-style-name="Standard" style:master-page-name="">
      <style:paragraph-properties fo:margin-left="1.499cm" fo:margin-right="0cm" fo:text-align="justify" style:justify-single-word="false" fo:text-indent="-1.499cm" style:auto-text-indent="false" style:page-number="auto"/>
      <style:text-properties fo:font-style="italic" officeooo:rsid="0026a060" officeooo:paragraph-rsid="0029a9b9" style:font-style-asian="italic" style:font-style-complex="italic"/>
    </style:style>
    <style:style style:name="P9"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officeooo:rsid="0000eb63" officeooo:paragraph-rsid="0000eb63"/>
    </style:style>
    <style:style style:name="P10"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officeooo:rsid="0000eb63" officeooo:paragraph-rsid="000b647b"/>
    </style:style>
    <style:style style:name="P11"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officeooo:rsid="0000eb63" officeooo:paragraph-rsid="0018ce0a"/>
    </style:style>
    <style:style style:name="P12" style:family="paragraph" style:parent-style-name="Standard">
      <style:paragraph-properties fo:margin-left="1.499cm" fo:margin-right="0cm" fo:text-align="justify" style:justify-single-word="false" fo:text-indent="-1.499cm" style:auto-text-indent="false"/>
      <style:text-properties officeooo:rsid="0008cfef" officeooo:paragraph-rsid="0008cfef"/>
    </style:style>
    <style:style style:name="P13" style:family="paragraph" style:parent-style-name="Standard">
      <style:paragraph-properties fo:margin-left="1.499cm" fo:margin-right="0cm" fo:text-align="justify" style:justify-single-word="false" fo:text-indent="-1.499cm" style:auto-text-indent="false"/>
      <style:text-properties officeooo:rsid="0000eb63" officeooo:paragraph-rsid="0000eb63"/>
    </style:style>
    <style:style style:name="P14" style:family="paragraph" style:parent-style-name="Standard">
      <style:paragraph-properties fo:margin-left="1.499cm" fo:margin-right="0cm" fo:text-align="justify" style:justify-single-word="false" fo:text-indent="-1.499cm" style:auto-text-indent="false">
        <style:tab-stops>
          <style:tab-stop style:position="-1.834cm"/>
        </style:tab-stops>
      </style:paragraph-properties>
      <style:text-properties officeooo:rsid="0000eb63" officeooo:paragraph-rsid="00153c01"/>
    </style:style>
    <style:style style:name="P15" style:family="paragraph" style:parent-style-name="Standard">
      <style:paragraph-properties fo:margin-left="1.499cm" fo:margin-right="0cm" fo:text-align="justify" style:justify-single-word="false" fo:text-indent="-1.499cm" style:auto-text-indent="false"/>
      <style:text-properties officeooo:rsid="0000eb63" officeooo:paragraph-rsid="0018ce0a"/>
    </style:style>
    <style:style style:name="P16" style:family="paragraph" style:parent-style-name="Standard">
      <style:paragraph-properties fo:margin-left="1.499cm" fo:margin-right="0cm" fo:text-align="justify" style:justify-single-word="false" fo:text-indent="-1.499cm" style:auto-text-indent="false"/>
      <style:text-properties fo:font-style="italic" officeooo:rsid="0026a060" officeooo:paragraph-rsid="00285541" style:font-style-asian="italic" style:font-style-complex="italic"/>
    </style:style>
    <style:style style:name="P17" style:family="paragraph" style:parent-style-name="Standard">
      <style:paragraph-properties fo:margin-left="1.499cm" fo:margin-right="0cm" fo:text-align="justify" style:justify-single-word="false" fo:text-indent="-1.499cm" style:auto-text-indent="false"/>
      <style:text-properties officeooo:rsid="0026a060" officeooo:paragraph-rsid="0026a060"/>
    </style:style>
    <style:style style:name="P18"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ab-stops/>
      </style:paragraph-properties>
      <style:text-properties officeooo:rsid="0008cfef" officeooo:paragraph-rsid="000b3899"/>
    </style:style>
    <style:style style:name="P19"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ab-stops/>
      </style:paragraph-properties>
      <style:text-properties officeooo:rsid="0008cfef" officeooo:paragraph-rsid="000aea19"/>
    </style:style>
    <style:style style:name="P20"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ext-properties officeooo:rsid="0008cfef" officeooo:paragraph-rsid="000aea19"/>
    </style:style>
    <style:style style:name="P21"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officeooo:rsid="0008cfef" officeooo:paragraph-rsid="0014dbc9"/>
    </style:style>
    <style:style style:name="P22"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officeooo:rsid="0008cfef" officeooo:paragraph-rsid="000b3899"/>
    </style:style>
    <style:style style:name="P23"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officeooo:rsid="0008cfef" officeooo:paragraph-rsid="00098c08"/>
    </style:style>
    <style:style style:name="P24"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285541"/>
    </style:style>
    <style:style style:name="P25"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29a7e"/>
    </style:style>
    <style:style style:name="P26"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6f115"/>
    </style:style>
    <style:style style:name="P27"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88ef2"/>
    </style:style>
    <style:style style:name="P28"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53c01"/>
    </style:style>
    <style:style style:name="P29"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98579"/>
    </style:style>
    <style:style style:name="P30"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e3646"/>
    </style:style>
    <style:style style:name="P31"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20d7c5"/>
    </style:style>
    <style:style style:name="P32"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24257a"/>
    </style:style>
    <style:style style:name="P33"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29a9b9"/>
    </style:style>
    <style:style style:name="P34" style:family="paragraph" style:parent-style-name="Standard" style:master-page-name="">
      <style:paragraph-properties fo:margin-left="1.499cm" fo:margin-right="0cm" fo:margin-top="0cm" fo:margin-bottom="0.199cm" loext:contextual-spacing="false" fo:text-align="justify" style:justify-single-word="false" fo:text-indent="-1.499cm" style:auto-text-indent="false" style:page-number="auto"/>
      <style:text-properties officeooo:rsid="0000eb63" officeooo:paragraph-rsid="00153c01"/>
    </style:style>
    <style:style style:name="P35" style:family="paragraph" style:parent-style-name="Standard" style:master-page-name="">
      <style:paragraph-properties fo:margin-left="1.499cm" fo:margin-right="0cm" fo:margin-top="0cm" fo:margin-bottom="0.199cm" loext:contextual-spacing="false" fo:text-align="justify" style:justify-single-word="false" fo:text-indent="-1.499cm" style:auto-text-indent="false" style:page-number="auto"/>
      <style:text-properties officeooo:rsid="0000eb63" officeooo:paragraph-rsid="0024257a"/>
    </style:style>
    <style:style style:name="P36" style:family="paragraph" style:parent-style-name="Standard">
      <style:paragraph-properties fo:margin-left="1.499cm" fo:margin-right="0cm" fo:margin-top="0cm" fo:margin-bottom="0cm" loext:contextual-spacing="false" fo:text-align="justify" style:justify-single-word="false" fo:text-indent="-1.499cm" style:auto-text-indent="false"/>
      <style:text-properties fo:font-style="italic" officeooo:rsid="0000eb63" officeooo:paragraph-rsid="0029a9b9" style:font-style-asian="italic" style:font-style-complex="italic"/>
    </style:style>
    <style:style style:name="P37" style:family="paragraph" style:parent-style-name="Footnote">
      <style:paragraph-properties fo:margin-top="0cm" fo:margin-bottom="0.199cm" loext:contextual-spacing="false"/>
      <style:text-properties fo:font-size="9pt" officeooo:rsid="001340cb" officeooo:paragraph-rsid="00285541" style:font-size-asian="9pt" style:font-size-complex="9pt"/>
    </style:style>
    <style:style style:name="P38" style:family="paragraph" style:parent-style-name="Footnote">
      <style:paragraph-properties fo:margin-top="0cm" fo:margin-bottom="0.199cm" loext:contextual-spacing="false"/>
      <style:text-properties fo:font-size="9pt" officeooo:rsid="001340cb" officeooo:paragraph-rsid="001340cb" style:font-size-asian="9pt" style:font-size-complex="9pt"/>
    </style:style>
    <style:style style:name="P39" style:family="paragraph" style:parent-style-name="Footnote">
      <style:paragraph-properties fo:margin-top="0cm" fo:margin-bottom="0.3cm" loext:contextual-spacing="false"/>
      <style:text-properties fo:font-size="9pt" officeooo:rsid="0014dbc9" officeooo:paragraph-rsid="001340cb" style:font-size-asian="9pt" style:font-size-complex="9pt"/>
    </style:style>
    <style:style style:name="P40" style:family="paragraph" style:parent-style-name="Standard">
      <style:paragraph-properties fo:margin-left="1.499cm" fo:margin-right="0cm" fo:text-align="justify" style:justify-single-word="false" fo:text-indent="-1.499cm" style:auto-text-indent="false"/>
      <style:text-properties fo:color="#ff3333" fo:font-style="italic" officeooo:rsid="0026a060" officeooo:paragraph-rsid="00285541" style:font-style-asian="italic" style:font-style-complex="italic"/>
    </style:style>
    <style:style style:name="P41" style:family="paragraph" style:parent-style-name="Standard">
      <style:paragraph-properties fo:margin-left="1.499cm" fo:margin-right="0cm" fo:text-align="justify" style:justify-single-word="false" fo:text-indent="-1.499cm" style:auto-text-indent="false"/>
      <style:text-properties fo:color="#ff3333" fo:font-style="italic" officeooo:rsid="001a7f83" officeooo:paragraph-rsid="0029a9b9" style:font-style-asian="italic" style:font-style-complex="italic"/>
    </style:style>
    <style:style style:name="P42" style:family="paragraph" style:parent-style-name="Standard">
      <style:paragraph-properties fo:margin-left="1.499cm" fo:margin-right="0cm" fo:margin-top="0cm" fo:margin-bottom="0cm" loext:contextual-spacing="false" fo:text-align="justify" style:justify-single-word="false" fo:text-indent="-1.499cm" style:auto-text-indent="false"/>
      <style:text-properties fo:color="#ff3333" fo:font-style="italic" fo:font-weight="normal" officeooo:rsid="001f8dae" officeooo:paragraph-rsid="0029a9b9" style:font-style-asian="italic" style:font-weight-asian="normal" style:font-style-complex="italic" style:font-weight-complex="normal"/>
    </style:style>
    <style:style style:name="P43" style:family="paragraph" style:parent-style-name="Standard" style:list-style-name="L1" style:master-page-name="">
      <style:paragraph-properties fo:margin-left="2.499cm" fo:margin-right="0cm" fo:text-align="justify" style:justify-single-word="false" fo:text-indent="-0.499cm" style:auto-text-indent="false" style:page-number="auto">
        <style:tab-stops/>
      </style:paragraph-properties>
      <style:text-properties officeooo:paragraph-rsid="000ef2f8"/>
    </style:style>
    <style:style style:name="P44" style:family="paragraph" style:parent-style-name="Standard" style:list-style-name="L2" style:master-page-name="">
      <style:paragraph-properties fo:margin-left="2.499cm" fo:margin-right="0cm" fo:text-align="justify" style:justify-single-word="false" fo:text-indent="-0.499cm" style:auto-text-indent="false" style:page-number="auto"/>
      <style:text-properties officeooo:paragraph-rsid="0025aed9"/>
    </style:style>
    <style:style style:name="P45" style:family="paragraph" style:parent-style-name="Standard" style:list-style-name="L1">
      <style:paragraph-properties fo:margin-left="2.499cm" fo:margin-right="0cm" fo:text-align="justify" style:justify-single-word="false" fo:text-indent="-0.499cm" style:auto-text-indent="false">
        <style:tab-stops/>
      </style:paragraph-properties>
      <style:text-properties officeooo:rsid="000cf4c9" officeooo:paragraph-rsid="000ef2f8"/>
    </style:style>
    <style:style style:name="P46" style:family="paragraph" style:parent-style-name="Standard" style:list-style-name="L1">
      <style:paragraph-properties fo:margin-left="2.499cm" fo:margin-right="0cm" fo:text-align="justify" style:justify-single-word="false" fo:text-indent="-0.499cm" style:auto-text-indent="false">
        <style:tab-stops/>
      </style:paragraph-properties>
      <style:text-properties officeooo:rsid="000cf4c9" officeooo:paragraph-rsid="000cf4c9"/>
    </style:style>
    <style:style style:name="P47" style:family="paragraph" style:parent-style-name="Standard" style:list-style-name="L1">
      <style:paragraph-properties fo:margin-left="2.499cm" fo:margin-right="0cm" fo:text-align="justify" style:justify-single-word="false" fo:text-indent="-0.499cm" style:auto-text-indent="false">
        <style:tab-stops/>
      </style:paragraph-properties>
      <style:text-properties officeooo:rsid="000ef2f8" officeooo:paragraph-rsid="001340cb"/>
    </style:style>
    <style:style style:name="P48" style:family="paragraph" style:parent-style-name="Standard">
      <style:paragraph-properties fo:margin-left="0cm" fo:margin-right="0cm" fo:text-align="justify" style:justify-single-word="false" fo:text-indent="0cm" style:auto-text-indent="false"/>
      <style:text-properties officeooo:paragraph-rsid="0000eb63"/>
    </style:style>
    <style:style style:name="P49" style:family="paragraph" style:parent-style-name="Standard">
      <style:paragraph-properties fo:margin-left="0cm" fo:margin-right="0cm" fo:text-align="justify" style:justify-single-word="false" fo:text-indent="0cm" style:auto-text-indent="false"/>
      <style:text-properties officeooo:rsid="002ced97" officeooo:paragraph-rsid="002ced97"/>
    </style:style>
    <style:style style:name="P50" style:family="paragraph" style:parent-style-name="Standard">
      <style:paragraph-properties fo:margin-left="0cm" fo:margin-right="0cm" fo:text-align="justify" style:justify-single-word="false" fo:text-indent="0cm" style:auto-text-indent="false" fo:break-before="page"/>
      <style:text-properties officeooo:paragraph-rsid="0000eb63"/>
    </style:style>
    <style:style style:name="T1" style:family="text">
      <style:text-properties officeooo:rsid="0007008a"/>
    </style:style>
    <style:style style:name="T2" style:family="text">
      <style:text-properties officeooo:rsid="0008cfef"/>
    </style:style>
    <style:style style:name="T3" style:family="text">
      <style:text-properties fo:font-weight="bold" style:font-weight-asian="bold" style:font-weight-complex="bold"/>
    </style:style>
    <style:style style:name="T4" style:family="text">
      <style:text-properties fo:font-weight="bold" officeooo:rsid="0007008a" style:font-weight-asian="bold" style:font-weight-complex="bold"/>
    </style:style>
    <style:style style:name="T5" style:family="text">
      <style:text-properties fo:font-weight="bold" officeooo:rsid="00098c08" style:font-weight-asian="bold" style:font-weight-complex="bold"/>
    </style:style>
    <style:style style:name="T6" style:family="text">
      <style:text-properties fo:font-weight="bold" officeooo:rsid="000aea19" style:font-weight-asian="bold" style:font-weight-complex="bold"/>
    </style:style>
    <style:style style:name="T7" style:family="text">
      <style:text-properties fo:font-weight="bold" officeooo:rsid="000b3899" style:font-weight-asian="bold" style:font-weight-complex="bold"/>
    </style:style>
    <style:style style:name="T8" style:family="text">
      <style:text-properties fo:font-weight="bold" officeooo:rsid="000b647b" style:font-weight-asian="bold" style:font-weight-complex="bold"/>
    </style:style>
    <style:style style:name="T9" style:family="text">
      <style:text-properties fo:font-weight="bold" officeooo:rsid="000cf4c9" style:font-weight-asian="bold" style:font-weight-complex="bold"/>
    </style:style>
    <style:style style:name="T10" style:family="text">
      <style:text-properties fo:font-weight="bold" officeooo:rsid="000ecac9" style:font-weight-asian="bold" style:font-weight-complex="bold"/>
    </style:style>
    <style:style style:name="T11" style:family="text">
      <style:text-properties fo:font-weight="bold" officeooo:rsid="00121ad5" style:font-weight-asian="bold" style:font-weight-complex="bold"/>
    </style:style>
    <style:style style:name="T12" style:family="text">
      <style:text-properties fo:font-weight="bold" officeooo:rsid="00129a7e" style:font-weight-asian="bold" style:font-weight-complex="bold"/>
    </style:style>
    <style:style style:name="T13" style:family="text">
      <style:text-properties fo:font-weight="bold" officeooo:rsid="0014dbc9" style:font-weight-asian="bold" style:font-weight-complex="bold"/>
    </style:style>
    <style:style style:name="T14" style:family="text">
      <style:text-properties fo:font-weight="bold" officeooo:rsid="0008cfef" style:font-weight-asian="bold" style:font-weight-complex="bold"/>
    </style:style>
    <style:style style:name="T15" style:family="text">
      <style:text-properties fo:font-weight="bold" officeooo:rsid="00153c01" style:font-weight-asian="bold" style:font-weight-complex="bold"/>
    </style:style>
    <style:style style:name="T16" style:family="text">
      <style:text-properties fo:font-weight="bold" officeooo:rsid="0016f115" style:font-weight-asian="bold" style:font-weight-complex="bold"/>
    </style:style>
    <style:style style:name="T17" style:family="text">
      <style:text-properties fo:font-weight="bold" officeooo:rsid="001a7f83" style:font-weight-asian="bold" style:font-weight-complex="bold"/>
    </style:style>
    <style:style style:name="T18" style:family="text">
      <style:text-properties fo:font-weight="bold" officeooo:rsid="001f8dae" style:font-weight-asian="bold" style:font-weight-complex="bold"/>
    </style:style>
    <style:style style:name="T19" style:family="text">
      <style:text-properties fo:font-weight="bold" officeooo:rsid="0020d7c5" style:font-weight-asian="bold" style:font-weight-complex="bold"/>
    </style:style>
    <style:style style:name="T20" style:family="text">
      <style:text-properties fo:font-weight="bold" officeooo:rsid="00219c9c" style:font-weight-asian="bold" style:font-weight-complex="bold"/>
    </style:style>
    <style:style style:name="T21" style:family="text">
      <style:text-properties fo:font-weight="bold" officeooo:rsid="0024257a" style:font-weight-asian="bold" style:font-weight-complex="bold"/>
    </style:style>
    <style:style style:name="T22" style:family="text">
      <style:text-properties fo:font-weight="bold" officeooo:rsid="0025aed9" style:font-weight-asian="bold" style:font-weight-complex="bold"/>
    </style:style>
    <style:style style:name="T23" style:family="text">
      <style:text-properties fo:font-weight="bold" officeooo:rsid="0026a060" style:font-weight-asian="bold" style:font-weight-complex="bold"/>
    </style:style>
    <style:style style:name="T24" style:family="text">
      <style:text-properties fo:font-weight="bold" officeooo:rsid="00285541" style:font-weight-asian="bold" style:font-weight-complex="bold"/>
    </style:style>
    <style:style style:name="T25" style:family="text">
      <style:text-properties fo:font-weight="bold" officeooo:rsid="0028f435" style:font-weight-asian="bold" style:font-weight-complex="bold"/>
    </style:style>
    <style:style style:name="T26" style:family="text">
      <style:text-properties fo:font-weight="bold" officeooo:rsid="0029a9b9" style:font-weight-asian="bold" style:font-weight-complex="bold"/>
    </style:style>
    <style:style style:name="T27" style:family="text">
      <style:text-properties fo:font-weight="bold" officeooo:rsid="001c7ddf" style:font-weight-asian="bold" style:font-weight-complex="bold"/>
    </style:style>
    <style:style style:name="T28" style:family="text">
      <style:text-properties fo:font-weight="bold" officeooo:rsid="0000eb63" style:font-weight-asian="bold" style:font-weight-complex="bold"/>
    </style:style>
    <style:style style:name="T29" style:family="text">
      <style:text-properties officeooo:rsid="00098c08"/>
    </style:style>
    <style:style style:name="T30" style:family="text">
      <style:text-properties fo:font-style="italic" officeooo:rsid="000b647b" style:font-style-asian="italic" style:font-style-complex="italic"/>
    </style:style>
    <style:style style:name="T31" style:family="text">
      <style:text-properties fo:font-style="italic" officeooo:rsid="00098c08"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098c08" style:font-style-asian="italic" style:font-weight-asian="bold" style:font-style-complex="italic" style:font-weight-complex="bold"/>
    </style:style>
    <style:style style:name="T34" style:family="text">
      <style:text-properties fo:font-style="italic" fo:font-weight="bold" officeooo:rsid="000b647b" style:font-style-asian="italic" style:font-weight-asian="bold" style:font-style-complex="italic" style:font-weight-complex="bold"/>
    </style:style>
    <style:style style:name="T35" style:family="text">
      <style:text-properties fo:font-style="italic" fo:font-weight="bold" officeooo:rsid="000ecac9" style:font-style-asian="italic" style:font-weight-asian="bold" style:font-style-complex="italic" style:font-weight-complex="bold"/>
    </style:style>
    <style:style style:name="T36" style:family="text">
      <style:text-properties fo:font-style="italic" fo:font-weight="bold" officeooo:rsid="00129a7e" style:font-style-asian="italic" style:font-weight-asian="bold" style:font-style-complex="italic" style:font-weight-complex="bold"/>
    </style:style>
    <style:style style:name="T37" style:family="text">
      <style:text-properties fo:font-style="italic" fo:font-weight="bold" officeooo:rsid="0016f115" style:font-style-asian="italic" style:font-weight-asian="bold" style:font-style-complex="italic" style:font-weight-complex="bold"/>
    </style:style>
    <style:style style:name="T38" style:family="text">
      <style:text-properties fo:font-style="italic" fo:font-weight="bold" officeooo:rsid="0025aed9" style:font-style-asian="italic" style:font-weight-asian="bold" style:font-style-complex="italic" style:font-weight-complex="bold"/>
    </style:style>
    <style:style style:name="T39" style:family="text">
      <style:text-properties fo:font-style="italic" style:text-underline-style="none" fo:font-weight="bold" officeooo:rsid="0016f115" style:font-style-asian="italic" style:font-weight-asian="bold" style:font-style-complex="italic" style:font-weight-complex="bold"/>
    </style:style>
    <style:style style:name="T40" style:family="text">
      <style:text-properties officeooo:rsid="000aea19"/>
    </style:style>
    <style:style style:name="T41" style:family="text">
      <style:text-properties fo:font-weight="normal" style:font-weight-asian="normal" style:font-weight-complex="normal"/>
    </style:style>
    <style:style style:name="T42" style:family="text">
      <style:text-properties fo:font-weight="normal" officeooo:rsid="000aea19" style:font-weight-asian="normal" style:font-weight-complex="normal"/>
    </style:style>
    <style:style style:name="T43" style:family="text">
      <style:text-properties fo:font-weight="normal" officeooo:rsid="000b3899" style:font-weight-asian="normal" style:font-weight-complex="normal"/>
    </style:style>
    <style:style style:name="T44" style:family="text">
      <style:text-properties fo:font-weight="normal" officeooo:rsid="000b647b" style:font-weight-asian="normal" style:font-weight-complex="normal"/>
    </style:style>
    <style:style style:name="T45" style:family="text">
      <style:text-properties fo:font-weight="normal" officeooo:rsid="000ecac9" style:font-weight-asian="normal" style:font-weight-complex="normal"/>
    </style:style>
    <style:style style:name="T46" style:family="text">
      <style:text-properties fo:font-weight="normal" officeooo:rsid="00129a7e" style:font-weight-asian="normal" style:font-weight-complex="normal"/>
    </style:style>
    <style:style style:name="T47" style:family="text">
      <style:text-properties fo:font-weight="normal" officeooo:rsid="00121ad5" style:font-weight-asian="normal" style:font-weight-complex="normal"/>
    </style:style>
    <style:style style:name="T48" style:family="text">
      <style:text-properties fo:font-weight="normal" officeooo:rsid="000cf4c9" style:font-weight-asian="normal" style:font-weight-complex="normal"/>
    </style:style>
    <style:style style:name="T49" style:family="text">
      <style:text-properties fo:font-weight="normal" officeooo:rsid="0014dbc9" style:font-weight-asian="normal" style:font-weight-complex="normal"/>
    </style:style>
    <style:style style:name="T50" style:family="text">
      <style:text-properties fo:font-weight="normal" officeooo:rsid="0008cfef" style:font-weight-asian="normal" style:font-weight-complex="normal"/>
    </style:style>
    <style:style style:name="T51" style:family="text">
      <style:text-properties fo:font-weight="normal" officeooo:rsid="00153c01" style:font-weight-asian="normal" style:font-weight-complex="normal"/>
    </style:style>
    <style:style style:name="T52" style:family="text">
      <style:text-properties fo:font-weight="normal" officeooo:rsid="00198579" style:font-weight-asian="normal" style:font-weight-complex="normal"/>
    </style:style>
    <style:style style:name="T53" style:family="text">
      <style:text-properties fo:font-weight="normal" officeooo:rsid="001a7f83" style:font-weight-asian="normal" style:font-weight-complex="normal"/>
    </style:style>
    <style:style style:name="T54" style:family="text">
      <style:text-properties fo:font-weight="normal" officeooo:rsid="001e3646" style:font-weight-asian="normal" style:font-weight-complex="normal"/>
    </style:style>
    <style:style style:name="T55" style:family="text">
      <style:text-properties fo:font-weight="normal" officeooo:rsid="001f8dae" style:font-weight-asian="normal" style:font-weight-complex="normal"/>
    </style:style>
    <style:style style:name="T56" style:family="text">
      <style:text-properties fo:font-weight="normal" officeooo:rsid="0020d7c5" style:font-weight-asian="normal" style:font-weight-complex="normal"/>
    </style:style>
    <style:style style:name="T57" style:family="text">
      <style:text-properties fo:font-weight="normal" officeooo:rsid="00219c9c" style:font-weight-asian="normal" style:font-weight-complex="normal"/>
    </style:style>
    <style:style style:name="T58" style:family="text">
      <style:text-properties fo:font-weight="normal" officeooo:rsid="00236c5d" style:font-weight-asian="normal" style:font-weight-complex="normal"/>
    </style:style>
    <style:style style:name="T59" style:family="text">
      <style:text-properties fo:font-weight="normal" officeooo:rsid="0024257a" style:font-weight-asian="normal" style:font-weight-complex="normal"/>
    </style:style>
    <style:style style:name="T60" style:family="text">
      <style:text-properties fo:font-weight="normal" officeooo:rsid="0018ce0a" style:font-weight-asian="normal" style:font-weight-complex="normal"/>
    </style:style>
    <style:style style:name="T61" style:family="text">
      <style:text-properties fo:font-weight="normal" officeooo:rsid="00098c08" style:font-weight-asian="normal" style:font-weight-complex="normal"/>
    </style:style>
    <style:style style:name="T62" style:family="text">
      <style:text-properties fo:font-weight="normal" officeooo:rsid="0026a060" style:font-weight-asian="normal" style:font-weight-complex="normal"/>
    </style:style>
    <style:style style:name="T63" style:family="text">
      <style:text-properties officeooo:rsid="000b3899"/>
    </style:style>
    <style:style style:name="T64" style:family="text">
      <style:text-properties officeooo:rsid="000b647b"/>
    </style:style>
    <style:style style:name="T65" style:family="text">
      <style:text-properties officeooo:rsid="000cf4c9"/>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14dbc9" style:font-style-asian="normal" style:font-weight-asian="normal" style:font-style-complex="normal" style:font-weight-complex="normal"/>
    </style:style>
    <style:style style:name="T68" style:family="text">
      <style:text-properties officeooo:rsid="000ecac9"/>
    </style:style>
    <style:style style:name="T69" style:family="text">
      <style:text-properties officeooo:rsid="00121ad5"/>
    </style:style>
    <style:style style:name="T70" style:family="text">
      <style:text-properties officeooo:rsid="00129a7e"/>
    </style:style>
    <style:style style:name="T71" style:family="text">
      <style:text-properties style:text-underline-style="none" fo:font-weight="bold" style:font-weight-asian="bold" style:font-weight-complex="bold"/>
    </style:style>
    <style:style style:name="T72" style:family="text">
      <style:text-properties style:text-underline-style="none" fo:font-weight="bold" officeooo:rsid="001340cb" style:font-weight-asian="bold" style:font-weight-complex="bold"/>
    </style:style>
    <style:style style:name="T73" style:family="text">
      <style:text-properties style:text-underline-style="none" fo:font-weight="bold" officeooo:rsid="000b3899" style:font-weight-asian="bold" style:font-weight-complex="bold"/>
    </style:style>
    <style:style style:name="T74" style:family="text">
      <style:text-properties style:text-underline-style="none" fo:font-weight="bold" officeooo:rsid="00153c01" style:font-weight-asian="bold" style:font-weight-complex="bold"/>
    </style:style>
    <style:style style:name="T75" style:family="text">
      <style:text-properties style:text-underline-style="none" fo:font-weight="bold" officeooo:rsid="00198579" style:font-weight-asian="bold" style:font-weight-complex="bold"/>
    </style:style>
    <style:style style:name="T76" style:family="text">
      <style:text-properties style:text-underline-style="none" fo:font-weight="bold" officeooo:rsid="0024257a" style:font-weight-asian="bold" style:font-weight-complex="bold"/>
    </style:style>
    <style:style style:name="T77" style:family="text">
      <style:text-properties style:text-underline-style="none" fo:font-weight="bold" officeooo:rsid="0025aed9" style:font-weight-asian="bold" style:font-weight-complex="bold"/>
    </style:style>
    <style:style style:name="T78" style:family="text">
      <style:text-properties style:text-underline-style="none" officeooo:rsid="0025aed9"/>
    </style:style>
    <style:style style:name="T79" style:family="text">
      <style:text-properties officeooo:rsid="001340cb"/>
    </style:style>
    <style:style style:name="T80" style:family="text">
      <style:text-properties officeooo:rsid="0014dbc9"/>
    </style:style>
    <style:style style:name="T81" style:family="text">
      <style:text-properties officeooo:rsid="00153c01"/>
    </style:style>
    <style:style style:name="T82" style:family="text">
      <style:text-properties officeooo:rsid="0016f115"/>
    </style:style>
    <style:style style:name="T83" style:family="text">
      <style:text-properties officeooo:rsid="0019a78b"/>
    </style:style>
    <style:style style:name="T84" style:family="text">
      <style:text-properties officeooo:rsid="001a7f83"/>
    </style:style>
    <style:style style:name="T85" style:family="text">
      <style:text-properties officeooo:rsid="001e3646"/>
    </style:style>
    <style:style style:name="T86" style:family="text">
      <style:text-properties officeooo:rsid="0024257a"/>
    </style:style>
    <style:style style:name="T87" style:family="text">
      <style:text-properties officeooo:rsid="0025aed9"/>
    </style:style>
    <style:style style:name="T88" style:family="text">
      <style:text-properties fo:color="#ff3333"/>
    </style:style>
    <style:style style:name="T89" style:family="text">
      <style:text-properties fo:color="#ff3333" fo:font-style="italic" style:font-style-asian="italic" style:font-style-complex="italic"/>
    </style:style>
    <style:style style:name="T90" style:family="text">
      <style:text-properties fo:color="#ff3333" fo:font-style="italic" fo:font-weight="bold" style:font-style-asian="italic" style:font-weight-asian="bold" style:font-style-complex="italic" style:font-weight-complex="bold"/>
    </style:style>
    <style:style style:name="T91" style:family="text">
      <style:text-properties fo:color="#ff3333" fo:font-weight="bold" style:font-weight-asian="bold" style:font-weight-complex="bold"/>
    </style:style>
    <style:style style:name="T92" style:family="text">
      <style:text-properties fo:color="#ff3333" fo:font-weight="bold" officeooo:rsid="00285541" style:font-weight-asian="bold" style:font-weight-complex="bold"/>
    </style:style>
    <style:style style:name="T93" style:family="text">
      <style:text-properties fo:color="#ff3333" fo:font-weight="bold" officeooo:rsid="001a7f83" style:font-weight-asian="bold" style:font-weight-complex="bold"/>
    </style:style>
    <style:style style:name="T94" style:family="text">
      <style:text-properties fo:color="#ff3333" fo:font-weight="bold" officeooo:rsid="001f8dae" style:font-weight-asian="bold" style:font-weight-complex="bold"/>
    </style:style>
    <style:style style:name="T95" style:family="text">
      <style:text-properties fo:color="#ff3333" officeooo:rsid="00285541"/>
    </style:style>
    <style:style style:name="T96" style:family="text">
      <style:text-properties fo:color="#ff3333" fo:font-style="normal" fo:font-weight="bold" style:font-style-asian="normal" style:font-weight-asian="bold" style:font-style-complex="normal" style:font-weight-complex="bold"/>
    </style:style>
    <style:style style:name="T97" style:family="text">
      <style:text-properties fo:color="#ff3333" fo:font-style="normal" style:font-style-asian="normal" style:font-style-complex="normal"/>
    </style:style>
    <style:style style:name="T98" style:family="text">
      <style:text-properties fo:color="#ff3333" officeooo:rsid="001a7f83"/>
    </style:style>
    <style:style style:name="T99" style:family="text">
      <style:text-properties fo:color="#ff3333" fo:font-weight="normal" officeooo:rsid="001a7f83" style:font-weight-asian="normal" style:font-weight-complex="normal"/>
    </style:style>
    <style:style style:name="T100" style:family="text">
      <style:text-properties fo:color="#ff3333" fo:font-weight="normal" officeooo:rsid="001f8dae" style:font-weight-asian="normal" style:font-weight-complex="normal"/>
    </style:style>
    <style:style style:name="T101" style:family="text">
      <style:text-properties fo:color="#ff3333" fo:font-weight="normal" officeooo:rsid="0020d7c5" style:font-weight-asian="normal" style:font-weight-complex="normal"/>
    </style:style>
    <style:style style:name="T102" style:family="text">
      <style:text-properties fo:color="#ff3333" fo:font-weight="normal" officeooo:rsid="002b7d60" style:font-weight-asian="normal" style:font-weight-complex="normal"/>
    </style:style>
    <style:style style:name="T103" style:family="text">
      <style:text-properties officeooo:rsid="00280d0c"/>
    </style:style>
    <style:style style:name="T104" style:family="text">
      <style:text-properties officeooo:rsid="0028f435"/>
    </style:style>
    <style:style style:name="T105" style:family="text">
      <style:text-properties officeooo:rsid="0000eb63"/>
    </style:style>
    <text:list-style style:name="L1">
      <text:list-level-style-bullet text:level="1" text:style-name="Bullet_20_Symbols" text:bullet-char="•">
        <style:list-level-properties text:list-level-position-and-space-mode="label-alignment">
          <style:list-level-label-alignment text:label-followed-by="listtab" text:list-tab-stop-position="2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ur answers to your questions were hampered by poor connection. As a consequence, we failed to answer all your questions. <text:span text:style-name="T104">For t</text:span>hose we did answer, there was only opportunity to answer superficially.</text:p>
      <text:p text:style-name="P5"/>
      <text:p text:style-name="P6">Accordingly, we decided to try and provide fuller responses retrospectively. Maybe this is a useful thing to provide even when the technology behaves more satisfactorily? If you think so, maybe you should make your opinions known.</text:p>
      <text:p text:style-name="P6"/>
      <text:p text:style-name="P5">Anyway, here are some considered respons<text:span text:style-name="T104">es</text:span> to the interesting Queries you made during the first session of your course. <text:span text:style-name="T103">Were appropriate, we have provided both a brief response as well as a fuller answer for those with the energy. </text:span>We hope you find th<text:span text:style-name="T104">is information helpful</text:span>.</text:p>
      <text:p text:style-name="P5"/>
      <text:p text:style-name="P5">Dave and Pedro</text:p>
      <text:p text:style-name="P9"><text:span text:style-name="T4">Que</text:span><text:span text:style-name="T25">ry</text:span><text:span text:style-name="T4">:</text:span><text:span text:style-name="T1"><text:tab/></text:span>Can you please explain the difference between <text:span text:style-name="T3">Similarity</text:span> and <text:span text:style-name="T3">Homology</text:span> in <text:span text:style-name="T3">MSA</text:span>? ….</text:p>
      <text:p text:style-name="P13"/>
      <text:p text:style-name="P17"><text:span text:style-name="T91">Briefly</text:span><text:span text:style-name="T88">:<text:tab/></text:span><text:span text:style-name="T89">In all contexts of sequence alignment, </text:span><text:span text:style-name="T90">Similarity</text:span><text:span text:style-name="T89"> is a measure of how well the aligned sequences match. </text:span><text:span text:style-name="T90">Homology</text:span><text:span text:style-name="T89"> is an assertion that the </text:span><text:span text:style-name="T90">Proteins</text:span><text:span text:style-name="T89">/</text:span><text:span text:style-name="T90">DNA</text:span><text:span text:style-name="T89"> represented by the aligned sequences are related by evolution.</text:span></text:p>
      <text:p text:style-name="P3"><text:s/></text:p>
      <text:p text:style-name="P18"><text:span text:style-name="T23">In full</text:span><text:span text:style-name="T3">:<text:tab/></text:span><text:span text:style-name="T43">In this context, </text:span><text:a xlink:type="simple" xlink:href="http://www.els.net/WileyCDA/ElsArticle/refId-a0005317.html" text:style-name="Internet_20_link" text:visited-style-name="Visited_20_Internet_20_Link"><text:span text:style-name="T73">Similarity</text:span></text:a><text:span text:style-name="T43"> is a quantitative evaluation of the degree to which a set of </text:span><text:span text:style-name="T7">Sequences</text:span><text:span text:style-name="T43"> are similar. This measure typically becomes interesting when it is significantly greater than that which might be expected by chance.</text:span></text:p>
      <text:p text:style-name="P21"><text:span text:style-name="T43"><text:tab/></text:span><text:a xlink:type="simple" xlink:href="https://en.wikipedia.org/wiki/Homology_(biology)#Sequence_homology" text:style-name="Internet_20_link" text:visited-style-name="Visited_20_Internet_20_Link"><text:span text:style-name="T73">Homology</text:span></text:a><text:span text:style-name="T43"> is </text:span><text:span text:style-name="T44">the</text:span><text:span text:style-name="T43"> assertion that a given set of </text:span><text:span text:style-name="T7">Proteins</text:span><text:span text:style-name="T43">/</text:span><text:span text:style-name="T7">DNA</text:span><text:span text:style-name="T43">/</text:span><text:span text:style-name="T7">RNAs</text:span><text:span text:style-name="T43"> are Biologically related by evolution</text:span><text:span text:style-name="T73"><text:note text:id="ftn1" text:note-class="footnote"><text:note-citation>1</text:note-citation><text:note-body><text:p text:style-name="P37">We both agree that:</text:p><text:p text:style-name="P37"><text:span text:style-name="T3"><text:tab/>Sequences</text:span> can be <text:span text:style-name="T3">Similar</text:span> (or even <text:span text:style-name="T3">Identical</text:span>) but they <text:span text:style-name="T3">CANNOT</text:span> be <text:span text:style-name="T3">Homologous</text:span>!!!!</text:p><text:p text:style-name="P38"><text:span text:style-name="T3"><text:tab/>Proteins</text:span>, for example, can be <text:span text:style-name="T3">Homologous</text:span>. That is, two proteins <text:span text:style-name="T32">CAN</text:span> evolve from a common ancestor, but <text:span text:style-name="T3">Protein Sequences</text:span> are merely <text:span text:style-name="T32">representations</text:span> of <text:span text:style-name="T13">P</text:span><text:span text:style-name="T3">roteins</text:span> and so cannot evolve In any sense whatsoever!</text:p><text:p text:style-name="P38"><text:span text:style-name="T80"><text:tab/>Many of the links we have provided refer to “</text:span><text:span text:style-name="T13">Sequence Homology</text:span><text:span text:style-name="T80">”. We think this is inaccurate, but this we overlook as otherwise, the links are useful.</text:span></text:p><text:p text:style-name="P39"><text:tab/>Pedantic? Possibly, but we are convinced we are right to be pedantic!</text:p></text:note-body></text:note></text:span><text:span text:style-name="T43">. That is, all the elements of the set evolved directly from a single origin. </text:span><text:span text:style-name="T8">Homology</text:span><text:span text:style-name="T44"> is a binary judgement (i.e. not </text:span><text:span text:style-name="T8">quantitative</text:span><text:span text:style-name="T44">!). A set of <text:s/></text:span><text:span text:style-name="T7">Proteins</text:span><text:span text:style-name="T43">/</text:span><text:span text:style-name="T7">DNA</text:span><text:span text:style-name="T43">/</text:span><text:span text:style-name="T7">RNAs</text:span><text:span text:style-name="T43"> are </text:span><text:span text:style-name="T44">either </text:span><text:span text:style-name="T43">Biologically related by evolution </text:span><text:span text:style-name="T44">(i.e. </text:span><text:span text:style-name="T8">Homologous</text:span><text:span text:style-name="T44">) or they are not.</text:span></text:p>
      <text:p text:style-name="P22"><text:span text:style-name="T44"><text:tab/>Where </text:span><text:span text:style-name="T7">Proteins</text:span><text:span text:style-name="T43">/</text:span><text:span text:style-name="T7">DNA</text:span><text:span text:style-name="T43">/</text:span><text:span text:style-name="T7">RNAs</text:span><text:span text:style-name="T43"> are </text:span><text:span text:style-name="T44">judged to be </text:span><text:span text:style-name="T8">Homologous</text:span><text:span text:style-name="T44">, </text:span><text:span text:style-name="T34">ALL</text:span><text:span text:style-name="T44"> differences between their aligned </text:span><text:span text:style-name="T8">Sequences</text:span><text:span text:style-name="T44"> should be exclusively due to evolutionary processes (e.g. </text:span><text:span text:style-name="T8">Substitutions</text:span><text:span text:style-name="T44">, </text:span><text:span text:style-name="T8">Insertions</text:span><text:span text:style-name="T44">, </text:span><text:span text:style-name="T8">Deletions</text:span><text:span text:style-name="T44"> …).</text:span></text:p>
      <text:p text:style-name="P22"><text:tab/>In all contexts (not just <text:span text:style-name="T3">M</text:span>ultiple <text:span text:style-name="T3">S</text:span>equence <text:span text:style-name="T3">A</text:span>lignment, <text:span text:style-name="T3">MSA</text:span>), <text:span text:style-name="T5">Similarity</text:span><text:span text:style-name="T29">, typically represented as alignments between </text:span><text:span text:style-name="T5">Sequences</text:span><text:span text:style-name="T29"> (simple, incomplete </text:span><text:span text:style-name="T33">representations</text:span><text:span text:style-name="T29"> of </text:span><text:span text:style-name="T5">Proteins</text:span><text:span text:style-name="T29">, </text:span><text:span text:style-name="T5">DNA</text:span><text:span text:style-name="T29">, </text:span><text:span text:style-name="T5">RNA</text:span><text:span text:style-name="T29">) is an association computed, most commonly, by computer programs.</text:span></text:p>
      <text:p text:style-name="P23"><text:span text:style-name="T29"><text:tab/>An alignment of Sequences (</text:span><text:span text:style-name="T5">Pairwise</text:span><text:span text:style-name="T29"> or </text:span><text:span text:style-name="T5">Multiple</text:span><text:span text:style-name="T29">) is but an attractively intuitive way to display </text:span><text:span text:style-name="T5">Sequence</text:span><text:span text:style-name="T29"> data in a fashion that highlights regions that are </text:span><text:span text:style-name="T5">Similar</text:span><text:span text:style-name="T29"> beyond random expectation, </text:span><text:span text:style-name="T31">maybe</text:span><text:span text:style-name="T29"> for some reason of Biological significance (e.g. evolutionary </text:span><text:span text:style-name="T5">Conservation</text:span><text:span text:style-name="T61">, </text:span><text:span text:style-name="T62">the sequences represent different instances of a</text:span><text:span text:style-name="T23"> repeated region </text:span><text:span text:style-name="T29">) … or just by chance.</text:span></text:p>
      <text:p text:style-name="P22"><text:tab/><text:span text:style-name="T63">Whether </text:span><text:span text:style-name="T7">Homology</text:span><text:span text:style-name="T63"> exists, or not, between a given set of </text:span><text:span text:style-name="T7">Proteins</text:span><text:span text:style-name="T63">/</text:span><text:span text:style-name="T7">DNA</text:span><text:span text:style-name="T63">/</text:span><text:span text:style-name="T7">RNA</text:span><text:span text:style-name="T63"> is a judgement that can only be made by an informed human(s) after careful reference to all the evidence. Such evidence will usually include the degree of </text:span><text:span text:style-name="T7">Similarity</text:span><text:span text:style-name="T63"> indicated by carefully computed alignments of the relevant </text:span><text:span text:style-name="T7">Sequences</text:span><text:span text:style-name="T63">. </text:span></text:p>
      <text:p text:style-name="P19"><text:tab/><text:span text:style-name="T40">A computer program has no way to directly infer </text:span><text:span text:style-name="T6">Homology</text:span><text:span text:style-name="T40"> between </text:span><text:span text:style-name="T6">Proteins</text:span><text:span text:style-name="T40">/</text:span><text:span text:style-name="T6">DNA</text:span><text:span text:style-name="T40">/</text:span><text:span text:style-name="T6">RNA</text:span><text:span text:style-name="T40"> from </text:span><text:span text:style-name="T6">Similarity</text:span><text:span text:style-name="T40">, however complete/perfect that </text:span><text:span text:style-name="T6">Similarity</text:span><text:span text:style-name="T40"> might be.</text:span></text:p>
      <text:p text:style-name="P19"><text:span text:style-name="T40"><text:tab/>Only informed people, assisted by real Biological research, can meaningfully speculate upon </text:span><text:span text:style-name="T6">Homology</text:span><text:span text:style-name="T40">. </text:span><text:span text:style-name="T6">Similarity</text:span><text:span text:style-name="T40"> between </text:span><text:span text:style-name="T6">Sequences</text:span><text:span text:style-name="T40"> can but be a part of the evidence for claiming </text:span><text:span text:style-name="T6">Homology </text:span><text:span text:style-name="T42">between</text:span><text:span text:style-name="T6"> Proteins</text:span><text:span text:style-name="T42">/</text:span><text:span text:style-name="T6">DNA</text:span><text:span text:style-name="T42">/</text:span><text:span text:style-name="T6">RNA</text:span><text:span text:style-name="T40">.</text:span></text:p>
      <text:p text:style-name="P20"><text:tab/><text:span text:style-name="T80">Aligning the </text:span><text:span text:style-name="T13">Sequences</text:span><text:span text:style-name="T80"> of biological entities that are not </text:span><text:span text:style-name="T13">Homologous</text:span><text:span text:style-name="T80"> is not usually sensible. In particular, </text:span><text:span text:style-name="T13">Alignment Programs</text:span><text:span text:style-name="T80"> are written to assume the sequences they process represent </text:span><text:span text:style-name="T13">Homologous</text:span><text:span text:style-name="T80"> entities. What can the </text:span><text:span text:style-name="T13">Alignment</text:span><text:span text:style-name="T80"> mean if this is not true?</text:span></text:p>
      <text:p text:style-name="P10"><text:span text:style-name="T4">Que</text:span><text:span text:style-name="T25">ry</text:span><text:span text:style-name="T4">:<text:tab/></text:span><text:span text:style-name="T1">….</text:span> and how can we deduct with a precision that <text:span text:style-name="T83">two</text:span> or more sequences are homol<text:span text:style-name="T2">o</text:span>gous?</text:p>
      <text:p text:style-name="P12"/>
      <text:p text:style-name="P16"><text:span text:style-name="T96">Briefly</text:span><text:span text:style-name="T97">:<text:tab/></text:span><text:span text:style-name="T95">Just from the alignment, you cannot, although a highly </text:span><text:span text:style-name="T92">similar</text:span><text:span text:style-name="T95"> alignment can be taken as a pretty strong indication of </text:span><text:span text:style-name="T92">homology</text:span><text:span text:style-name="T95">. To be confident that a promising alignment truly indicates </text:span><text:span text:style-name="T92">homology</text:span><text:span text:style-name="T95">, you must know something about the </text:span><text:span text:style-name="T92">Proteins</text:span><text:span text:style-name="T95">/</text:span><text:span text:style-name="T92">DNA</text:span><text:span text:style-name="T95"> represented by the aligned sequences. </text:span><text:span text:style-name="T92">Bioinformatics</text:span><text:span text:style-name="T95"> rarely completely replaces </text:span><text:span text:style-name="T92">Biology</text:span><text:span text:style-name="T95">.</text:span></text:p>
      <text:p text:style-name="P40"/>
      <text:p text:style-name="P24"><text:span text:style-name="T24">In full</text:span><text:span text:style-name="T14">:</text:span><text:tab/><text:span text:style-name="T64">Well … there is certainly no universal formula for inferring </text:span><text:span text:style-name="T8">Homology</text:span><text:span text:style-name="T64"> from </text:span><text:span text:style-name="T8">Similarity</text:span><text:span text:style-name="T64">, especially if you desire “</text:span><text:span text:style-name="T30">precision</text:span><text:span text:style-name="T64">”. Specifically, there is no objective level of </text:span><text:span text:style-name="T8">Similarity</text:span><text:span text:style-name="T64"> between </text:span><text:span text:style-name="T8">Sequences</text:span><text:span text:style-name="T64"> that assures </text:span><text:span text:style-name="T8">Homology</text:span><text:span text:style-name="T64"> between the <text:s/></text:span><text:span text:style-name="T11">Protein</text:span><text:span text:style-name="T12">s</text:span><text:span text:style-name="T69">/</text:span><text:span text:style-name="T11">DNA</text:span><text:span text:style-name="T69">/</text:span><text:span text:style-name="T11">RNA</text:span><text:span text:style-name="T12">s</text:span><text:span text:style-name="T46"> that those sequences represent.</text:span></text:p>
      <text:p text:style-name="P25"><text:tab/><text:span text:style-name="T70">Convincingly high </text:span><text:span text:style-name="T11">Similarity</text:span><text:span text:style-name="T69"> evident in </text:span><text:span text:style-name="T11">Sequence </text:span><text:span text:style-name="T12">A</text:span><text:span text:style-name="T11">lignments</text:span><text:span text:style-name="T69"> is commonly indicative of </text:span><text:span text:style-name="T11">Protein</text:span><text:span text:style-name="T69">/</text:span><text:span text:style-name="T11">DNA</text:span><text:span text:style-name="T69">/</text:span><text:span text:style-name="T11">RNA</text:span><text:span text:style-name="T69"> </text:span><text:span text:style-name="T11">Homology</text:span><text:span text:style-name="T69">. However, </text:span><text:span text:style-name="T11">Sequence</text:span><text:span text:style-name="T69"> </text:span><text:span text:style-name="T9">Alignments</text:span><text:span text:style-name="T65"> for <text:s/></text:span><text:span text:style-name="T11">Protein</text:span><text:span text:style-name="T12">s</text:span><text:span text:style-name="T69">/</text:span><text:span text:style-name="T11">DNA</text:span><text:span text:style-name="T69">/</text:span><text:span text:style-name="T11">RNA</text:span><text:span text:style-name="T12">s</text:span><text:span text:style-name="T46"> that are not</text:span><text:span text:style-name="T47"> </text:span><text:span text:style-name="T12">Homologous </text:span><text:span text:style-name="T65">can appear temptingly </text:span><text:span text:style-name="T9">Similar</text:span><text:span text:style-name="T46">.</text:span><text:span text:style-name="T65"> Also, </text:span><text:span text:style-name="T11">Sequence</text:span><text:span text:style-name="T69"> </text:span><text:span text:style-name="T9">Alignments</text:span><text:span text:style-name="T65"> for </text:span><text:span text:style-name="T11">Protein</text:span><text:span text:style-name="T12">s</text:span><text:span text:style-name="T69">/</text:span><text:span text:style-name="T11">DNA</text:span><text:span text:style-name="T69">/</text:span><text:span text:style-name="T11">RNA</text:span><text:span text:style-name="T12">s</text:span><text:span text:style-name="T46"> that </text:span><text:span text:style-name="T36">are</text:span><text:span text:style-name="T47"> </text:span><text:span text:style-name="T12">Homologous </text:span><text:span text:style-name="T65">c</text:span><text:span text:style-name="T48">an appear </text:span><text:span text:style-name="T46">surprisingly dissimilar.</text:span><text:span text:style-name="T48"> </text:span><text:span text:style-name="T49">Reasons include</text:span><text:span text:style-name="T65">:</text:span></text:p>
      <text:list xml:id="list4359101394255724140" text:style-name="L1">
        <text:list-item>
          <text:p text:style-name="P43"><text:span text:style-name="T9">DNA</text:span><text:span text:style-name="T65">/</text:span><text:span text:style-name="T9">RNA</text:span><text:span text:style-name="T65"> only uses a four letter alphabet. Relatively small shared compositional bias between a set of </text:span><text:span text:style-name="T9">Sequences</text:span><text:span text:style-name="T65"> is going to start looking “interesting” unreasonable early.</text:span></text:p>
        </text:list-item>
        <text:list-item>
          <text:p text:style-name="P45"><text:span text:style-name="T10">Compositional Bias</text:span><text:span text:style-name="T45"> </text:span><text:span text:style-name="T49">even </text:span><text:span text:style-name="T45">in </text:span><text:span text:style-name="T10">Protein Sequences</text:span><text:span text:style-name="T45"> can look a bit more like </text:span><text:span text:style-name="T10">Homology</text:span><text:span text:style-name="T45"> than perhaps it deserves.</text:span></text:p>
        </text:list-item>
        <text:list-item>
          <text:p text:style-name="P46"><text:span text:style-name="T3">DNA</text:span>/<text:span text:style-name="T3">RNA</text:span> sequences can be quite different and yet code for very <text:span text:style-name="T12">S</text:span><text:span text:style-name="T3">imilar</text:span><text:span text:style-name="T41">, </text:span><text:span text:style-name="T46">genuine</text:span><text:span text:style-name="T70">ly </text:span><text:span text:style-name="T12">Homologous</text:span><text:span text:style-name="T70">, </text:span>proteins due to <text:a xlink:type="simple" xlink:href="https://en.wikipedia.org/wiki/Codon_degeneracy" text:style-name="Internet_20_link" text:visited-style-name="Visited_20_Internet_20_Link"><text:span text:style-name="T72">R</text:span></text:a><text:a xlink:type="simple" xlink:href="https://en.wikipedia.org/wiki/Codon_degeneracy" text:style-name="Internet_20_link" text:visited-style-name="Visited_20_Internet_20_Link"><text:span text:style-name="T71">edundancy in the Genetics code</text:span></text:a>. It is quite possible to <text:span text:style-name="T32">MISS</text:span><text:span text:style-name="T66"> </text:span><text:span text:style-name="T67">more distant </text:span><text:span text:style-name="T66">protein </text:span><text:span text:style-name="T3">Homology</text:span> when trying to make a judgement based on <text:span text:style-name="T3">DNA</text:span>/<text:span text:style-name="T3">RNA</text:span> <text:span text:style-name="T10">Sequence</text:span> alignment<text:span text:style-name="T68">s. This is why it is always so much better to align </text:span><text:span text:style-name="T35">PROTEIN</text:span><text:span text:style-name="T68"> </text:span><text:span text:style-name="T10">Sequences</text:span><text:span text:style-name="T68"> rather than </text:span><text:span text:style-name="T3">DNA</text:span>/<text:span text:style-name="T3">RNA</text:span> <text:span text:style-name="T10">Sequences</text:span><text:span text:style-name="T45"> wherever it is possible. </text:span><text:span text:style-name="T10">Protein</text:span><text:span text:style-name="T45"> </text:span><text:span text:style-name="T10">Sequences</text:span><text:span text:style-name="T45"> encapsulate much more information than do </text:span><text:span text:style-name="T3">DNA</text:span><text:span text:style-name="T41">/</text:span><text:span text:style-name="T3">RNA</text:span><text:span text:style-name="T41"> </text:span><text:span text:style-name="T10">Sequences</text:span><text:span text:style-name="T45">.</text:span></text:p>
        </text:list-item>
        <text:list-item>
          <text:p text:style-name="P47"><text:a xlink:type="simple" xlink:href="https://en.wikipedia.org/wiki/Convergent_evolution" text:style-name="Internet_20_link" text:visited-style-name="Visited_20_Internet_20_Link"><text:span text:style-name="T72">Convergent Evolution</text:span></text:a><text:span text:style-name="T79"> can occur to produce apparent similarity between proteins that are evolutionarily unrelated but perform similar functions and have similar structures.</text:span></text:p>
        </text:list-item>
      </text:list>
      <text:p text:style-name="P4"/>
      <text:p text:style-name="P7"><text:span text:style-name="T4">Que</text:span><text:span text:style-name="T26">ry</text:span><text:span text:style-name="T4">:</text:span><text:span text:style-name="T1"><text:tab/>C</text:span>an you explain briefly the notions <text:span text:style-name="T15">H</text:span><text:span text:style-name="T3">omolog</text:span><text:span text:style-name="T15">ue</text:span><text:span text:style-name="T3">s</text:span>, <text:span text:style-name="T15">O</text:span><text:span text:style-name="T3">rtholog</text:span><text:span text:style-name="T15">ue</text:span><text:span text:style-name="T3">s</text:span> and <text:span text:style-name="T15">P</text:span><text:span text:style-name="T3">aralog</text:span><text:span text:style-name="T15">ue</text:span><text:span text:style-name="T3">s</text:span> (genes)?</text:p>
      <text:p text:style-name="P14"/>
      <text:p text:style-name="P34"><text:span text:style-name="T14">Resp</text:span><text:span text:style-name="T26">ly</text:span><text:span text:style-name="T14">:</text:span><text:span text:style-name="T50"><text:tab/>“</text:span><text:span text:style-name="T51">briefly”? … afraid this half of Pedro and Dave is not known for his close acquaintance with “briefly”, but one will do one's very best :-)</text:span></text:p>
      <text:p text:style-name="P27"><text:tab/>To say <text:span text:style-name="T81">two</text:span> <text:span text:style-name="T15">G</text:span><text:span text:style-name="T3">enes</text:span>/<text:span text:style-name="T15">P</text:span><text:span text:style-name="T3">roteins</text:span> are <text:span text:style-name="T15">H</text:span><text:span text:style-name="T3">omologues</text:span> is to say that they are related by <text:span text:style-name="T15">E</text:span><text:span text:style-name="T3">volution</text:span>. <text:span text:style-name="T81">That is, multiple copies emerged from a single common ancestor </text:span><text:span text:style-name="T15">Gene</text:span><text:span text:style-name="T81">/</text:span><text:span text:style-name="T15">Protein</text:span><text:span text:style-name="T81"> and then evolved apart (generally) from each other whilst (normally) retaining essential original elements of function and/or structure.</text:span></text:p>
      <text:p text:style-name="P28"><text:tab/><text:span text:style-name="T15">Homologues</text:span><text:span text:style-name="T81"> are also </text:span><text:span text:style-name="T15">Paralogues</text:span><text:span text:style-name="T81"> if they exist separately exclusively because of duplication event(s). Specifically, no </text:span><text:a xlink:type="simple" xlink:href="https://en.wikipedia.org/wiki/Speciation" text:style-name="Internet_20_link" text:visited-style-name="Visited_20_Internet_20_Link"><text:span text:style-name="T74">Speciation</text:span></text:a> <text:span text:style-name="T82">event(s) were involved in the creation of multiple instances of the original single </text:span><text:span text:style-name="T16">Gene</text:span><text:span text:style-name="T82">/</text:span><text:span text:style-name="T16">Protein</text:span><text:span text:style-name="T82">. This being so, </text:span><text:span text:style-name="T16">Paralogues</text:span><text:span text:style-name="T82"> are </text:span><text:span text:style-name="T16">Homologues</text:span><text:span text:style-name="T82"> that occur always in the </text:span><text:span text:style-name="T37">same</text:span><text:span text:style-name="T82"> species.</text:span></text:p>
      <text:p text:style-name="P26"><text:tab/><text:span text:style-name="T15">Homologues</text:span><text:span text:style-name="T81"> are also </text:span><text:span text:style-name="T15">Orthologues</text:span><text:span text:style-name="T81"> if they exist separately because of duplication event(s) plus at least one </text:span><text:a xlink:type="simple" xlink:href="https://en.wikipedia.org/wiki/Speciation" text:style-name="Internet_20_link" text:visited-style-name="Visited_20_Internet_20_Link"><text:span text:style-name="T74">Speciation</text:span></text:a> <text:span text:style-name="T82">event. This being so, </text:span><text:span text:style-name="T15">Orthologues</text:span><text:span text:style-name="T82"> are </text:span><text:span text:style-name="T16">Homologues</text:span><text:span text:style-name="T82"> that occur always in </text:span><text:span text:style-name="T39">different</text:span><text:span text:style-name="T82"> species.</text:span></text:p>
      <text:p text:style-name="P11"><text:span text:style-name="T4">Que</text:span><text:span text:style-name="T26">ry</text:span><text:span text:style-name="T4">:</text:span><text:span text:style-name="T1"><text:tab/>What is the d</text:span>ifference between <text:span text:style-name="T26">B</text:span><text:span text:style-name="T3">ioinformatics</text:span> and <text:span text:style-name="T27">C</text:span><text:span text:style-name="T3">omputational </text:span><text:span text:style-name="T27">B</text:span><text:span text:style-name="T3">iology</text:span>?</text:p>
      <text:p text:style-name="P15"/>
      <text:p text:style-name="P8"><text:span text:style-name="T96">Briefly</text:span><text:span text:style-name="T97">:<text:tab/></text:span><text:span text:style-name="T93">Bioinformatics</text:span><text:span text:style-name="T98"> is the application of </text:span><text:span text:style-name="T93">Mathematics</text:span><text:span text:style-name="T99">, </text:span><text:span text:style-name="T93">Statistics</text:span><text:span text:style-name="T98"> and </text:span><text:span text:style-name="T93">Computing Science</text:span><text:span text:style-name="T98"> to achieve a better understanding of the information encoded in biological molecules (</text:span><text:span text:style-name="T93">Protein</text:span><text:span text:style-name="T98">/</text:span><text:span text:style-name="T93">DNA</text:span><text:span text:style-name="T98">/</text:span><text:span text:style-name="T93">RNA</text:span><text:span text:style-name="T98">).</text:span></text:p>
      <text:p text:style-name="P41"/>
      <text:p text:style-name="P36"><text:span text:style-name="T94"><text:tab/>Computational Biology</text:span><text:span text:style-name="T100"> includ</text:span><text:span text:style-name="T102">es</text:span><text:span text:style-name="T100"> all aspects of </text:span><text:span text:style-name="T94">Bioinformatics</text:span><text:span text:style-name="T101">,</text:span><text:span text:style-name="T100"> emphasis</text:span><text:span text:style-name="T101">ing</text:span><text:span text:style-name="T100"> the development of algorithms </text:span><text:span text:style-name="T101">and</text:span><text:span text:style-name="T100"> software tools.</text:span></text:p>
      <text:p text:style-name="P42"/>
      <text:p text:style-name="P33"><text:span text:style-name="T26">In full</text:span><text:span text:style-name="T14">:</text:span><text:span text:style-name="T50"><text:tab/></text:span><text:span text:style-name="T52">A </text:span><text:span text:style-name="T53">number</text:span><text:span text:style-name="T52"> of different terms to define the meeting of Computing Science/Informatics and Biology have emerged in recent years. Terms including </text:span><text:a xlink:type="simple" xlink:href="https://en.wikipedia.org/wiki/Bioinformatics" text:style-name="Internet_20_link" text:visited-style-name="Visited_20_Internet_20_Link"><text:span text:style-name="T75">Bioinformatics</text:span></text:a><text:span text:style-name="T52">, </text:span><text:a xlink:type="simple" xlink:href="https://en.wikipedia.org/wiki/Computational_biology" text:style-name="Internet_20_link" text:visited-style-name="Visited_20_Internet_20_Link"><text:span text:style-name="T75">Computational Biology</text:span></text:a><text:span text:style-name="T52">, </text:span><text:a xlink:type="simple" xlink:href="http://dl.acm.org/citation.cfm?id=1941928" text:style-name="Internet_20_link" text:visited-style-name="Visited_20_Internet_20_Link"><text:span text:style-name="T75">Biological Computation</text:span></text:a><text:span text:style-name="T52"> …</text:span></text:p>
      <text:p text:style-name="P29"><text:span text:style-name="T52"><text:tab/>The distinctions between these terms </text:span><text:span text:style-name="T53">typically require a bit of thought</text:span><text:span text:style-name="T52">. </text:span><text:span text:style-name="T53">The first step of finding clear definitions is not always trivial. Here your query concerns specifically the distinction </text:span><text:span text:style-name="T56">between</text:span><text:span text:style-name="T53"> </text:span><text:span text:style-name="T17">Bioinformatics</text:span><text:span text:style-name="T53"> and </text:span><text:span text:style-name="T17">Computational Biology</text:span><text:span text:style-name="T53">.</text:span></text:p>
      <text:p text:style-name="P30"><text:span text:style-name="T53"><text:tab/></text:span><text:span text:style-name="T54">For </text:span><text:span text:style-name="T17">Bioinformatics</text:span><text:span text:style-name="T85">, there exist many definitions exhibiting variation of emphasis. Generally though, </text:span><text:span text:style-name="T17">Bioinformatics</text:span><text:span text:style-name="T84"> is the application of </text:span><text:span text:style-name="T17">Mathematics</text:span><text:span text:style-name="T53">, </text:span><text:span text:style-name="T17">Statistics</text:span><text:span text:style-name="T84"> and </text:span><text:span text:style-name="T17">Computing Science</text:span><text:span text:style-name="T84"> to the achievement of a better understanding of the information encoded in biological molecules (</text:span><text:span text:style-name="T17">Protein</text:span><text:span text:style-name="T84">/</text:span><text:span text:style-name="T17">DNA</text:span><text:span text:style-name="T84">/</text:span><text:span text:style-name="T17">RNA</text:span><text:span text:style-name="T84">). A broad definition that allows </text:span><text:span text:style-name="T17">Bioinformatics</text:span><text:span text:style-name="T84"> to encompass a very wide range of activities in very many forms of Biological research.</text:span></text:p>
      <text:p text:style-name="P31"><text:tab/><text:span text:style-name="T18">Computational Biology</text:span><text:span text:style-name="T55"> can be thought of as including all aspects of </text:span><text:span text:style-name="T18">Bioinformatics</text:span><text:span text:style-name="T56">,</text:span><text:span text:style-name="T55"> emphasis</text:span><text:span text:style-name="T56">ing</text:span><text:span text:style-name="T55"> the development of algorithms </text:span><text:span text:style-name="T56">and</text:span><text:span text:style-name="T55"> software tools.</text:span></text:p>
      <text:p text:style-name="P31"><text:span text:style-name="T55"><text:tab/></text:span><text:span text:style-name="T18">Computational Biology</text:span><text:span text:style-name="T55"> </text:span><text:span text:style-name="T56">also encompasses the construction of</text:span><text:span text:style-name="T55"> </text:span><text:span text:style-name="T56">mathematical models and the use of simulations to study biological, behavioural and social systems. These, not being concerned with the information derived from biological molecules, are generally considered outside the definition of </text:span><text:span text:style-name="T19">Bioinformatics</text:span><text:span text:style-name="T56">. This implies that all of </text:span><text:span text:style-name="T19">Bioinformatics</text:span><text:span text:style-name="T56"> forms a substantial subset of </text:span><text:span text:style-name="T19">Computational Biology</text:span><text:span text:style-name="T56">.</text:span></text:p>
      <text:p text:style-name="P32"><text:span text:style-name="T50"><text:tab/></text:span><text:span text:style-name="T57">When attempting to </text:span><text:span text:style-name="T58">determine</text:span><text:span text:style-name="T57"> whether a particular activity is </text:span><text:span text:style-name="T20">Bioinformatics</text:span><text:span text:style-name="T57">, </text:span><text:span text:style-name="T20">Computational Biology</text:span><text:span text:style-name="T57"> or </text:span><text:span text:style-name="T20">both</text:span><text:span text:style-name="T57">, it is often more useful to consider </text:span><text:span text:style-name="T59">that which is being analysed</text:span><text:span text:style-name="T57"> rather than </text:span><text:span text:style-name="T58">the a</text:span><text:span text:style-name="T59">nalysis</text:span><text:span text:style-name="T58"> itself. </text:span><text:span text:style-name="T60">Studying</text:span><text:span text:style-name="T41"> </text:span><text:span text:style-name="T59">B</text:span><text:span text:style-name="T41">iology using </text:span><text:span text:style-name="T21">B</text:span><text:span text:style-name="T3">ioinformatics</text:span><text:span text:style-name="T41"> always </text:span><text:span text:style-name="T59">involves the analysis of</text:span><text:span text:style-name="T41"> biological information encoded in the molecules of life </text:span><text:span text:style-name="T59">(</text:span><text:span text:style-name="T3">DNA</text:span><text:span text:style-name="T41">, </text:span><text:span text:style-name="T3">RNA</text:span><text:span text:style-name="T41">, </text:span><text:span text:style-name="T3">Proteins</text:span><text:span text:style-name="T59">)</text:span><text:span text:style-name="T41"> </text:span><text:span text:style-name="T59">and is also always </text:span><text:span text:style-name="T21">Computational Biology</text:span><text:span text:style-name="T41">. </text:span><text:span text:style-name="T59">Using Computational methods to study any other form of Biological data/information is not </text:span><text:span text:style-name="T21">Bioinformatics</text:span><text:span text:style-name="T59"> but could be </text:span><text:span text:style-name="T21">Computational Biology</text:span><text:span text:style-name="T59">.</text:span></text:p>
      <text:p text:style-name="P35"><text:tab/><text:span text:style-name="T86">E</text:span>xample<text:span text:style-name="T86">s abound.</text:span> <text:span text:style-name="T86">For example:</text:span></text:p>
      <text:list xml:id="list6200805670614126687" text:style-name="L2">
        <text:list-item>
          <text:p text:style-name="P44"><text:span text:style-name="T86">When studying </text:span><text:a xlink:type="simple" xlink:href="http://www.dictionary.com/browse/ecology" text:style-name="Internet_20_link" text:visited-style-name="Visited_20_Internet_20_Link"><text:span text:style-name="T76">Ecology</text:span></text:a><text:span text:style-name="T86">, information encoded in specific organisms is not considered directly. However, computation and modelling using observed quantities such as areas/weight of biomass, temperatures, pH, etc will be central. </text:span><text:span text:style-name="T21">Computational Biology</text:span><text:span text:style-name="T86"> but not </text:span><text:span text:style-name="T21">Bioinformatics</text:span><text:span text:style-name="T86">!</text:span></text:p>
        </text:list-item>
        <text:list-item>
          <text:p text:style-name="P44"><text:span text:style-name="T87">Studying </text:span><text:a xlink:type="simple" xlink:href="https://en.wikipedia.org/wiki/Membrane_transport" text:style-name="Internet_20_link" text:visited-style-name="Visited_20_Internet_20_Link"><text:span text:style-name="T77">Biological</text:span></text:a><text:a xlink:type="simple" xlink:href="https://en.wikipedia.org/wiki/Membrane_transport" text:style-name="Internet_20_link" text:visited-style-name="Visited_20_Internet_20_Link"><text:span text:style-name="T78"> (e.g. </text:span></text:a><text:a xlink:type="simple" xlink:href="https://en.wikipedia.org/wiki/Membrane_transport" text:style-name="Internet_20_link" text:visited-style-name="Visited_20_Internet_20_Link"><text:span text:style-name="T77">Membrane</text:span></text:a><text:a xlink:type="simple" xlink:href="https://en.wikipedia.org/wiki/Membrane_transport" text:style-name="Internet_20_link" text:visited-style-name="Visited_20_Internet_20_Link"><text:span text:style-name="T78">) </text:span></text:a><text:a xlink:type="simple" xlink:href="https://en.wikipedia.org/wiki/Membrane_transport" text:style-name="Internet_20_link" text:visited-style-name="Visited_20_Internet_20_Link"><text:span text:style-name="T77">Transport</text:span></text:a><text:span text:style-name="T87"> using numerical models that work with concentrations, fluxes, electrical charge, etc. and </text:span><text:span text:style-name="T38">not</text:span><text:span text:style-name="T87"> the amino acids of the proteins that form pores in membranes. </text:span><text:span text:style-name="T22">Computational Biology</text:span><text:span text:style-name="T87"> but not </text:span><text:span text:style-name="T22">Bioinformatics</text:span><text:span text:style-name="T87">!</text:span></text:p>
        </text:list-item>
      </text:list>
      <text:p text:style-name="P50"/>
      <text:p text:style-name="P49">Continue here</text:p>
      <text:p text:style-name="P49">this version is same as last as of 2018.04,17 :-(</text:p>
      <text:p text:style-name="P48"/>
      <text:p text:style-name="P48"/>
      <text:p text:style-name="P48"><text:span text:style-name="T105">[13:31] Stellenbosch: I have a question on the utilization (and publication) of data from databases such as </text:span><text:span text:style-name="T28">GenBank</text:span><text:span text:style-name="T105"> etc. ...</text:span></text:p>
      <text:p text:style-name="P1">[13:32] Stellenbosch: Once data is in the public domain - can any researcher us it, manipulate it and publish new information from it?</text:p>
      <text:p text:style-name="P2">[13:32] Pedro and David: OK what is the question?</text:p>
      <text:p text:style-name="P2">[13:33] Stellenbosch: We have answered it within the group - as long as you give credit (accession number) for the data you use, you can publish it</text:p>
      <text:p text:style-name="P2"/>
      <text:p text:style-name="P2"/>
      <text:p text:style-name="P2"/>
      <text:p text:style-name="P2"/>
      <text:p text:style-name="P2">[13:38] MUHAS-TZ: Is there any significant difference between phylogenetics and coalescence?</text:p>
      <text:p text:style-name="P2">[17:39] jigjiga: What are the criteria we use inorder to determine if two proteins are homologous?</text:p>
      <text:p text:style-name="P2">[13:40] NABDA_UniAbuja: What is the role of bioinformatics in information/data security? This is for some of us from a computer science background</text:p>
      <text:p text:style-name="P2"/>
      <text:p text:style-name="P2"/>
      <text:p text:style-name="P2"/>
      <text:p text:style-name="P2"/>
      <text:p text:style-name="P2">[13:44] MUHAS-TZ: How is Bionformatics affected by Medical Legal issues?</text:p>
      <text:p text:style-name="P2"/>
      <text:p text:style-name="P2"/>
      <text:p text:style-name="P2"/>
      <text:p text:style-name="P1">[13:45] Pedro and David: Q. What are the criteria we use inorder to determine if two proteins are homologous?</text:p>
      <text:p text:style-name="P2"/>
      <text:p text:style-name="P2"/>
      <text:p text:style-name="P2"/>
      <text:p text:style-name="P2">[17:45] jigjiga: How can we get those databases on internet that was mentioned in presentation?</text:p>
      <text:p text:style-name="P2"/>
      <text:p text:style-name="P2"/>
      <text:p text:style-name="P2"/>
      <text:p text:style-name="P2">[13:46] Usmanu Danfodiyo University Sokoto, NABDA: In what ways has computational genomics contributed to biology research?</text:p>
      <text:p text:style-name="P2"/>
      <text:p text:style-name="P2"/>
      <text:p text:style-name="P2"/>
      <text:p text:style-name="P2"/>
      <text:p text:style-name="P2">[13:47] MUHAS-TZ: What is the difference between Precision Medicine and Personalized Medicine?</text:p>
      <text:p text:style-name="P2"/>
      <text:p text:style-name="P2"/>
      <text:p text:style-name="P2"/>
      <text:p text:style-name="P2">[13:48] Pedro and David: A: The criteria are biological. Ideally, the human judgement about homology is supported aith various bits of evidence that, using evolutionary models, explains that there was or may have been common ancestry.</text:p>
      <text:p text:style-name="P1">[13:49] TUNISIA_CNSTN_IBT2017: What is the "link" between homology and similarity ? Tunisia_CNSTN_IBT2017/Mohamed</text:p>
      <text:p text:style-name="P2"/>
      <text:p text:style-name="P2"/>
      <text:p text:style-name="P2">[13:49] Pedro and David: Q: What is the role of bioinformatics in information/data security? This is for some of us from a computer science background</text:p>
      <text:p text:style-name="P2"/>
      <text:p text:style-name="P2"><text:soft-page-break/></text:p>
      <text:p text:style-name="P2"/>
      <text:p text:style-name="P2">[13:50] NMIMR-UG: What do you mean when you say pipeline? How different is that from Python?</text:p>
      <text:p text:style-name="P2"/>
      <text:p text:style-name="P2"/>
      <text:p text:style-name="P2"/>
      <text:p text:style-name="P2">[13:51] TUNISIA_CNSTN_IBT2017: How to calculate the distance between ancestral sequence and the (two) orthologous sequences from which it was generated? </text:p>
      <text:p text:style-name="P2"/>
      <text:p text:style-name="P2"/>
      <text:p text:style-name="P2"/>
      <text:p text:style-name="P2">[13:54] Pedro and David: A: Bioinformatics can be used to confidently illustrate where the usable public data is and how it may be related to private (patient) data. But this is only the beginning.</text:p>
      <text:p text:style-name="P2"/>
      <text:p text:style-name="P2"/>
      <text:p text:style-name="P2">[17:54] jigjiga: What is the difference between bioinformatics and health informatics?</text:p>
      <text:p text:style-name="P2"/>
      <text:p text:style-name="P2"/>
      <text:p text:style-name="P2"/>
      <text:p text:style-name="P2">[13:56] Pedro and David: Bioinformatics can be used on private health records to discover drug tragets for example. and the results can be kept private if needed. Or anonimised and made public.</text:p>
      <text:p text:style-name="P2"/>
      <text:p text:style-name="P2"/>
      <text:p text:style-name="P2"/>
      <text:p text:style-name="P2">[13:56] TUNISIA_CNSTN_IBT2017: How to choose the most pertinent database (for sequence alignement, ...). Tunisia_CNSTN_IBT2017/Bilel</text:p>
      <text:p text:style-name="P2">[14:00] Pedro and David: Q: How can we get those databases on internet that was mentioned in presentation?</text:p>
      <text:p text:style-name="P2"/>
      <text:p text:style-name="P2"/>
      <text:p text:style-name="P2"/>
      <text:p text:style-name="P2">[14:03] USMBA_UMP: Are there any tools that allow the detection of a putative affinity between a chemical molecule and proteins? Thanks</text:p>
      <text:p text:style-name="P2"/>
      <text:p text:style-name="P2"/>
      <text:p text:style-name="P2"/>
      <text:p text:style-name="P2">[14:01] muraz: Q: What bioinformatic tools are used in the paternity tests ?</text:p>
      <text:p text:style-name="P2"/>
      <text:p text:style-name="P2"/>
      <text:p text:style-name="P2"/>
      <text:p text:style-name="P2">[14:03] IPT: Is there a database that allows gene annotation?</text:p>
      <text:p text:style-name="P2"/>
      <text:p text:style-name="P2"/>
      <text:p text:style-name="P2"/>
      <text:p text:style-name="P2">[14:03] TUNISIA_CNSTN_IBT2017: How to use bioinformatics in the study of metabolic pathways of insects? Tunisia_CNSTN_IBT2017/Salma</text:p>
      <text:p text:style-name="P2"/>
      <text:p text:style-name="P2"/>
      <text:p text:style-name="P2">[14:05] Pedro and David: A: Do you mean you want local copies for local use? If that is the case you need a lot of disk space and some serious downloading. Then you generate a problem of updating regularly. The more you have copies of, locally, the <text:s/>more you need to update. So, normally you judge carefully what you want to have locally stored. All that was shown is publicly available and constantly updated by <text:s/>a huge number of people. Big centers with personnel keeep collections of updated copies. Individuals ususally make efforts to guarantee that they have remote acccess to such computing resources, rather than aiming at having private collections,</text:p>
      <text:p text:style-name="P2"/>
      <text:p text:style-name="P2"/>
      <text:p text:style-name="P2"><text:soft-page-break/>[14:07] Pedro and David: Q: Is there a database that allows gene annotation?</text:p>
      <text:p text:style-name="P2">[14:08] Pedro and David: A: In general all of the public databases allow users to submit annotations. The</text:p>
      <text:p text:style-name="P2">[14:09] (UCT) University of Cape Town: We can see you on two video screens.</text:p>
      <text:p text:style-name="P2"/>
      <text:p text:style-name="P2"/>
      <text:p text:style-name="P2">[14:13] CBSB,Uofk,SUDAN: Why is Python the preferred programming language for Bioinformaticians?</text:p>
      <text:p text:style-name="P2"/>
      <text:p text:style-name="P2"/>
      <text:p text:style-name="P2"/>
      <text:p text:style-name="P2">[14:13] Pedro and David: Why is Python the preferred programming language for Bioinformaticians?</text:p>
      <text:p text:style-name="P2">[14:15] Pedro and David: Because it has a nice learning curve and has <text:s/>very useful libraries that support bioinformatics program development</text:p>
      <text:p text:style-name="P2"/>
      <text:p text:style-name="P2"/>
      <text:p text:style-name="P2">[14:15] MUHAS-TZ: Is there any significant difference between phylogenetics and coalescence?</text:p>
      <text:p text:style-name="P2"/>
      <text:p text:style-name="P2"/>
      <text:p text:style-name="P2">[14:16] MUHAS-TZ: What is the difference between Precision Medicine and Personalized Medicine?</text:p>
      <text:p text:style-name="P2"/>
      <text:p text:style-name="P2"/>
      <text:p text:style-name="P2">[14:20] CBSB,Uofk,SUDAN: can I use different pipelines to analyse the same data?</text:p>
      <text:p text:style-name="P2"/>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0:38:30.416435365</meta:creation-date>
    <dc:date>2018-04-17T06:01:25.522986591</dc:date>
    <meta:editing-duration>P1DT1H40M48S</meta:editing-duration>
    <meta:editing-cycles>19</meta:editing-cycles>
    <meta:generator>LibreOffice/5.1.6.2$Linux_X86_64 LibreOffice_project/10m0$Build-2</meta:generator>
    <meta:document-statistic meta:table-count="0" meta:image-count="0" meta:object-count="0" meta:page-count="7" meta:paragraph-count="85" meta:word-count="2153" meta:character-count="14558" meta:non-whitespace-character-count="12461"/>
  </office:meta>
</office:document-meta>
</file>